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34 '2018-2019'.Q1:'2018-2019'.Q1 '2018-2019'.Q2:'2018-2019'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1002"/>
        </table:table-row>
        <table:table-row table:style-name="ro1">
          <table:table-cell office:value-type="date" office:date-value="2019-03-26" calcext:value-type="date">
            <text:p>26.03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table:number-columns-repeated="1003"/>
        </table:table-row>
        <table:table-row table:style-name="ro1" table:number-rows-repeated="24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3:11:08.8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405</meta:editing-cycles>
    <meta:editing-duration>PT5H33M53S</meta:editing-duration>
    <dc:title>Saison Ekkart</dc:title>
    <dc:date>2019-03-27T13:11:39.205000000</dc:date>
    <meta:generator>LibreOffice/6.1.3.2$Windows_X86_64 LibreOffice_project/86daf60bf00efa86ad547e59e09d6bb77c699acb</meta:generator>
    <dc:creator>Ekkart Kleinod</dc:creator>
    <meta:document-statistic meta:table-count="3" meta:cell-count="18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34 '2018-2019'.Q1:'2018-2019'.Q34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8-2019'.A2:'2018-2019'.A34"/>
          </chart:axis>
          <chart:axis chart:dimension="y" chart:name="primary-y" chart:style-name="ch5"/>
          <chart:series chart:style-name="ch6" chart:values-cell-range-address="'2018-2019'.Q2:'2018-2019'.Q34" chart:label-cell-address="'2018-2019'.Q1:'2018-2019'.Q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4</svg:desc>
                </draw:g>
              </table:table-cell>
              <table:table-cell office:value-type="float" office:value="1610">
                <text:p>1610</text:p>
                <draw:g>
                  <svg:desc>'2018-2019'.Q2:'2018-2019'.Q34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